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to Lógico JVM</text:p>
          </draw:text-box>
        </draw:frame>
        <draw:frame presentation:style-name="pr2" draw:layer="layout" svg:width="25.199cm" svg:height="12.179cm" svg:x="1.4cm" svg:y="4.914cm" presentation:class="subtitle">
          <draw:text-box>
            <text:p>Carlos Joel</text:p>
            <text:p>Gabriel Ferreira Silva</text:p>
            <text:p>Gabriel Mesquita</text:p>
            <text:p>Leandro Bergmann</text:p>
            <text:p>Renato Rangel 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trutura Básica da J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. Carregador de classe (Class Loader)</text:p>
              </text:list-item>
              <text:list-item>
                <text:p>2. Memória (Runtime Data Area)</text:p>
              </text:list-item>
              <text:list-item>
                <text:p>3. Interpretador (Execution Engin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rregador de Clas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rrega</text:p>
                <text:p><text:s/>Uma classe obtida de um arquivo .class</text:p>
              </text:list-item>
              <text:list-item>
                <text:p>Liga</text:p>
                <text:list>
                  <text:list-item>
                    <text:p>Verifica → Se é um arquivo correto .class (java e jvm)</text:p>
                  </text:list-item>
                  <text:list-item>
                    <text:p>Prepara → As estruturas de dados.</text:p>
                  </text:list-item>
                  <text:list-item>
                    <text:p>Resolve → Ref simbólica da Constant Pool para Ref direta.</text:p>
                  </text:list-item>
                </text:list>
              </text:list-item>
              <text:list-item>
                <text:p>Inicializa → Variáveis da classe, fields estáticos e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ór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Área de Métodos (Method Area)</text:p>
              </text:list-item>
              <text:list-item>
                <text:p>Heap → Malloc e Calloc </text:p>
              </text:list-item>
              <text:list-item>
                <text:p>Pilha da JVM (JVM Stack)</text:p>
              </text:list-item>
              <text:list-item>
                <text:p>Registro de PC <text:s/>(Pc Register)</text:p>
              </text:list-item>
              <text:list-item>
                <text:p>Pilha de Métodos Nativos → Não faremos!</text:p>
                <text:p/>
              </text:list-item>
              <text:list-item>
                <text:p>* Pilha da JVM e registro de PC são um por thread. Como não implementaremos threads, serão somente um em nossa JV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o de P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m o endereço da próxima instrução a ser executada.</text:p>
                <text:list>
                  <text:list-item>
                    <text:p>No caso um indice para o array de bytecode (que está dentro da struct code_attribute)</text:p>
                  </text:list-item>
                </text:list>
                <text:p><text:s/></text:p>
              </text:list-item>
              <text:list-item>
                <text:p>Como inicializar o PC? </text:p>
                <text:list>
                  <text:list-item>
                    <text:p>Colocar ele na primeira instrução do programa a ser executado pela JV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o de P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o calcular o próximo valor do registro de PC?</text:p>
                <text:list>
                  <text:list-item>
                    <text:p>Caso 1: A instrução é a próxima do método corrente</text:p>
                  </text:list-item>
                  <text:list-item>
                    <text:p>Caso 2: A instrução está no método corrente, mas não é a próxima (ex: goto) </text:p>
                  </text:list-item>
                  <text:list-item>
                    <text:p>Caso 3: A instrução chama um método</text:p>
                  </text:list-item>
                  <text:list-item>
                    <text:p>Caso 4: A instrução retorna para um método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o de P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o 1: Como calcular o próximo valor do registro PC quando a próxima instrução está no mesmo método e é a que é mostrada logo a seguir no bytecode do código? </text:p>
              </text:list-item>
              <text:list-item>
                <text:p>Calculável sabendo o número de operandos da instrução atu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o de P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o 2: Como calcular o próximo valor do registro de PC quando a instrução está no frame corrente mas não é a mostrada imediatamente a seguir no bytecode do método (ex: goto)?</text:p>
              </text:list-item>
              <text:list-item>
                <text:p>Calculável sabendo o endereço atual e o desvio relativ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o de P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o 3: Como calcular o próximo valor do registro de PC quando a instrução atual invoca um novo método?</text:p>
              </text:list-item>
              <text:list-item>
                <text:p>O registro de PC tem então o valor da primeira instrução do novo método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o de P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o 4: Como calcular o próximo valor de PC quando se está na última instrução de um método e deve-se retornar para outro método? </text:p>
                <text:list>
                  <text:list-item>
                    <text:p>Toda vez que chamamos um método antes de passar para o método chamado salva-se no frame do método chamador o endereço da próxima instrução. Dessa forma, quando voltamos ao método pode-se colocar o valor de PC como sendo igual ao valor salvo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lha da J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D a ser utilizada: pilha</text:p>
              </text:list-item>
              <text:list-item>
                <text:p>Trata-se de uma pilha de frames, onde cada frame é relativo a um método e contém array de variáveis locais, pilha de operandos e uma referência para a constant_pool</text:p>
              </text:list-item>
              <text:list-item>
                <text:p>Como desempilhar os frames de tamanho variável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lha da J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bordagem 1: Cada frame possui apenas uma referência ao array de variáveis locais, uma referência a pilha de operandos e uma referência a constant pool. </text:p>
              </text:list-item>
              <text:list-item>
                <text:p>Frame tem tamanho fixo, facilita desalocar da pilha da JVM</text:p>
              </text:list-item>
              <text:list-item>
                <text:p>O tamanho do array de variáveis locais e da pilha de operandos é conhecido em tempo de compilação. Desalocar o espaço ocupado por eles também deve ser fáci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lha da J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bordagem 2: Cada frame possui um array de variáveis locais, uma pilha de operandos e uma referência a constant pool. </text:p>
              </text:list-item>
              <text:list-item>
                <text:p>Frame tem tamanho variável e é possível desalocar o frame ao conhecer o seu tamanho previamente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lha da J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o saber quando desalocar um frame?</text:p>
              </text:list-item>
              <text:list-item>
                <text:p>Antes de executar um método empilha o frame correspondente e executa. Ao terminar a execução do método desempilha o frame para que a execução prossiga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Área de Métod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ém informação sobre os métodos e os fields, além da run-time constant pool </text:p>
              </text:list-item>
              <text:list-item>
                <text:p>Abordagem 1: representar usando uma lista encadeada, em que cada elemento da lista guardaria os métodos, os fields e a run-time constant pool de uma classe particula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Área de Métod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la abordagem 1, para determinar se uma classe está carregada ou não basta iterar pela lista de métodos, checando se o elemento atual corresponde a classe que estamos querendo saber se está carregada ou nã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Área de Métod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s como determinar se um elemento da lista de métodos corresponde a uma determinada classe?</text:p>
              </text:list-item>
              <text:list-item>
                <text:p>A partir do atributo this_class do elemento atual descobrimos o nome da classe. Em seguida, comparamos o nome da classe representada pelo elemento com o nome da classe que desejamos saber se está carregada ou nã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a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Área onde os objetos criados ficam</text:p>
              </text:list-item>
              <text:list-item>
                <text:p>Objetos alocados via malloc e calloc</text:p>
              </text:list-item>
              <text:list-item>
                <text:p>ED a ser utilizada: lista</text:p>
              </text:list-item>
              <text:list-item>
                <text:p>Cada elemento é uma referência a uma estrutura que contém: </text:p>
                <text:list>
                  <text:list-item>
                    <text:p>Uma referência a informações da classe do objeto </text:p>
                  </text:list-item>
                  <text:list-item>
                    <text:p>Uma referência a uma estrutura que contém os valores das variáveis de instância do objeto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rregador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abemos como verificar se uma classe foi carregada ou não na memória</text:p>
              </text:list-item>
              <text:list-item>
                <text:p>Mas como carregar uma classe na memória?</text:p>
              </text:list-item>
              <text:list-item>
                <text:p>Basta ler o .class e salvar as informações na área de métodos. </text:p>
                <text:list>
                  <text:list-item>
                    <text:p>Como já fizemos o leitor, esse passo deve ser fác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áquina de Execuç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IT – Just in Time Compiler ?</text:p>
                <text:p/>
              </text:list-item>
              <text:list-item>
                <text:p>Interpretador 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pretad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 interpretador lê, interpreta e executa instruções em bytecode uma a uma. Uma vantagem é que pode rapidamente interpretar um bytecode mas a desvantagem é que <text:s/>executa de forma lenta o resultado interpretado.</text:p>
                <text:list>
                  <text:list-item>
                    <text:p>Não é problema para nós, já que não estamos preocupados com perform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pretad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. Lê instrução (fetch)</text:p>
              </text:list-item>
              <text:list-item>
                <text:p>2. Interpreta Instrução </text:p>
              </text:list-item>
              <text:list-item>
                <text:p>3. Executa instrução (execute)</text:p>
              </text:list-item>
              <text:list-item>
                <text:p>4. Vai para a próxima instruçã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pretad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o saber qual a próxima instrução?</text:p>
              </text:list-item>
              <text:list-item>
                <text:p>Pelo valor no registro de P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uxo de Execução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rrega o .class (ClassLoader)</text:p>
              </text:list-item>
              <text:list-item>
                <text:p>Cria o frames correspondente ao método da classe <text:s/>carregada que será usado e empilha na JVM stack.</text:p>
              </text:list-item>
              <text:list-item>
                <text:p>Executa o método &lt;init&gt; seguido do método main da classe. </text:p>
              </text:list-item>
              <text:list-item>
                <text:p>Para executar acessa o método na method area, inicializa o PC com a primeira instrução, lê, interpreta, e executa. Após executar atualiza o valor do PC. (Loop)</text:p>
              </text:list-item>
              <text:list-item>
                <text:p>Percorre a JVM stack executando os métodos e suas instruçõ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servaç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o fazer quando for executar código de Object.class ou de PrintStream.class? Afinal onde eles ficam no computador varia...</text:p>
              </text:list-item>
              <text:list-item>
                <text:p>Colocar eles em uma pasta de .class e acessar a partir dessa pasta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8T20:43:48.039995135</meta:creation-date>
    <dc:date>2016-06-05T17:41:32.117884011</dc:date>
    <meta:editing-duration>PT20H59M12S</meta:editing-duration>
    <meta:editing-cycles>27</meta:editing-cycles>
    <meta:generator>LibreOffice/4.2.8.2$Linux_X86_64 LibreOffice_project/420m0$Build-2</meta:generator>
    <meta:document-statistic meta:object-count="121"/>
  </office:meta>
</office:document-meta>
</file>